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a27da" officeooo:paragraph-rsid="000929cf"/>
    </style:style>
    <style:style style:name="P2" style:family="paragraph" style:parent-style-name="Standard">
      <style:text-properties officeooo:rsid="0008e5c9" officeooo:paragraph-rsid="000929cf"/>
    </style:style>
    <style:style style:name="P3" style:family="paragraph" style:parent-style-name="Standard">
      <style:text-properties officeooo:rsid="0009362f" officeooo:paragraph-rsid="000929cf"/>
    </style:style>
    <style:style style:name="P4" style:family="paragraph" style:parent-style-name="Standard">
      <style:text-properties fo:font-size="14pt" fo:font-weight="bold" officeooo:rsid="0008e5c9" officeooo:paragraph-rsid="000929cf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fo:font-weight="normal" officeooo:rsid="0009362f" officeooo:paragraph-rsid="000929c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8e5c9" officeooo:paragraph-rsid="000929cf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09362f"/>
    </style:style>
    <style:style style:name="T7" style:family="text">
      <style:text-properties fo:font-size="12pt" fo:font-weight="normal" officeooo:rsid="0009362f" style:font-size-asian="12pt" style:font-weight-asian="normal" style:font-size-complex="12pt" style:font-weight-complex="normal"/>
    </style:style>
    <style:style style:name="T8" style:family="text">
      <style:text-properties officeooo:rsid="000929cf"/>
    </style:style>
    <style:style style:name="T9" style:family="text">
      <style:text-properties officeooo:rsid="000a27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Answers</text:span><text:span text:style-name="T4">:</text:span></text:p>
      <text:p text:style-name="P2"/>
      <text:p text:style-name="P2"><text:span text:style-name="T5">1.</text:span> <text:s/><text:span text:style-name="T6">SELECT c.customerName,</text:span></text:p>
      <text:p text:style-name="P3"><text:s text:c="8"/><text:span text:style-name="T8">p.</text:span>checkNumber,</text:p>
      <text:p text:style-name="P3"><text:s text:c="8"/><text:span text:style-name="T8">p.</text:span>paymentDate,</text:p>
      <text:p text:style-name="P3"><text:s text:c="8"/><text:span text:style-name="T8">p.</text:span>amount</text:p>
      <text:p text:style-name="P3">FROM customers <text:span text:style-name="T8">c</text:span></text:p>
      <text:p text:style-name="P3">JOIN payments <text:span text:style-name="T8">p</text:span></text:p>
      <text:p text:style-name="P3"><text:s text:c="4"/>ON <text:span text:style-name="T8">c</text:span>.customerNumber = <text:span text:style-name="T8">p</text:span>.customerNumber</text:p>
      <text:p text:style-name="P3">WHERE <text:span text:style-name="T8">p</text:span>.customerNumber = 1000;</text:p>
      <text:p text:style-name="P2"/>
      <text:p text:style-name="P4">2. <text:span text:style-name="T7">SELECT employeeNumber,</text:span></text:p>
      <text:p text:style-name="P5"><text:s text:c="8"/>lastName,</text:p>
      <text:p text:style-name="P5"><text:s text:c="8"/>firstName</text:p>
      <text:p text:style-name="P5">FROM employees</text:p>
      <text:p text:style-name="P5">WHERE reportsTo = 1001;</text:p>
      <text:p text:style-name="P2"/>
      <text:p text:style-name="P2"><text:span text:style-name="T5">3. </text:span><text:s/><text:span text:style-name="T6">SELECT c.customerName,</text:span></text:p>
      <text:p text:style-name="P3"><text:s text:c="8"/>phone,</text:p>
      <text:p text:style-name="P3"><text:s text:c="8"/>sum(amount) AS 'total'</text:p>
      <text:p text:style-name="P3">FROM </text:p>
      <text:p text:style-name="P3"><text:s text:c="4"/>(SELECT customerNumber,</text:p>
      <text:p text:style-name="P3"><text:s text:c="8"/>customerName,</text:p>
      <text:p text:style-name="P3"><text:s text:c="8"/>phone</text:p>
      <text:p text:style-name="P3"><text:s text:c="4"/>FROM customers</text:p>
      <text:p text:style-name="P3"><text:s text:c="4"/>WHERE creditLimit&gt;10000) c</text:p>
      <text:p text:style-name="P3">JOIN payments <text:span text:style-name="T8">p</text:span></text:p>
      <text:p text:style-name="P3"><text:s text:c="4"/>ON <text:span text:style-name="T8">c</text:span>.customerNumber = <text:span text:style-name="T8">p</text:span>.customerNumber</text:p>
      <text:p text:style-name="P3">GROUP BY <text:s/><text:span text:style-name="T8">c</text:span>.customerNumber;</text:p>
      <text:p text:style-name="P2"/>
      <text:p text:style-name="P2"><text:span text:style-name="T5">4.</text:span> <text:s/><text:span text:style-name="T9">SELECT od.orderNumber,</text:span></text:p>
      <text:p text:style-name="P1"><text:s text:c="9"/>o.orderDate,</text:p>
      <text:p text:style-name="P1"><text:s text:c="9"/>p.productCode,</text:p>
      <text:p text:style-name="P1"><text:s text:c="9"/>p.productName,</text:p>
      <text:p text:style-name="P1"><text:s text:c="9"/>od.quantityOrdered,</text:p>
      <text:p text:style-name="P1"><text:s text:c="9"/>od.priceEach</text:p>
      <text:p text:style-name="P1">FROM customers c</text:p>
      <text:p text:style-name="P1">INNER JOIN orders o</text:p>
      <text:p text:style-name="P1"><text:s text:c="4"/>ON c.customernumber = o.customernumber</text:p>
      <text:p text:style-name="P1">INNER JOIN orderdetails od</text:p>
      <text:p text:style-name="P1"><text:s text:c="4"/>ON o.ordernumber = od.ordernumber</text:p>
      <text:p text:style-name="P1">INNER JOIN products p</text:p>
      <text:p text:style-name="P1"><text:s text:c="4"/>ON od.productcode = p.productcode</text:p>
      <text:p text:style-name="P1">WHERE c.customernumber=103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1:12:52.333741706</meta:creation-date>
    <dc:date>2019-02-19T11:17:23.366149636</dc:date>
    <meta:editing-duration>P0D</meta:editing-duration>
    <meta:editing-cycles>1</meta:editing-cycles>
    <meta:document-statistic meta:table-count="0" meta:image-count="0" meta:object-count="0" meta:page-count="1" meta:paragraph-count="40" meta:word-count="96" meta:character-count="928" meta:non-whitespace-character-count="718"/>
    <meta:generator>LibreOffice/4.2.3.3$Linux_X86_64 LibreOffice_project/420m0$Build-3</meta:generator>
  </office:meta>
</office:document-meta>
</file>